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pletAdapter.streamContent( CopletInstance coplet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pletAdapter.streamContent( final CopletInstance coplet , final String uri , final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ICopletAdapter.renderErrorContent( CopletInstance coplet , ContentHandler handler , Exception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pletAdapter.setParser( final SAXPars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